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0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PSNR</text:p>
          </table:table-cell>
          <table:table-cell/>
          <table:table-cell office:value-type="string" calcext:value-type="string">
            <text:p>PSNR-sing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ll invers</text:p>
          </table:table-cell>
          <table:table-cell office:value-type="float" office:value="48.80196" calcext:value-type="float">
            <text:p>48.801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unc inv -5</text:p>
          </table:table-cell>
          <table:table-cell office:value-type="float" office:value="48.5824" calcext:value-type="float">
            <text:p>48.58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iner-100000</text:p>
          </table:table-cell>
          <table:table-cell office:value-type="float" office:value="48.09" calcext:value-type="float">
            <text:p>48.09</text:p>
          </table:table-cell>
          <table:table-cell/>
          <table:table-cell office:value-type="float" office:value="51.1" calcext:value-type="float">
            <text:p>5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 ls-100000</text:p>
          </table:table-cell>
          <table:table-cell office:value-type="float" office:value="49.12" calcext:value-type="float">
            <text:p>49.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unc inv -2</text:p>
          </table:table-cell>
          <table:table-cell office:value-type="float" office:value="48.887" calcext:value-type="float">
            <text:p>48.8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iner-1000</text:p>
          </table:table-cell>
          <table:table-cell office:value-type="float" office:value="49.17" calcext:value-type="float">
            <text:p>49.17</text:p>
          </table:table-cell>
          <table:table-cell/>
          <table:table-cell office:value-type="float" office:value="50.94" calcext:value-type="float">
            <text:p>50.9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nst ls-1000</text:p>
          </table:table-cell>
          <table:table-cell office:value-type="float" office:value="49.927" calcext:value-type="float">
            <text:p>49.927</text:p>
          </table:table-cell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Fin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SS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ll invers</text:p>
          </table:table-cell>
          <table:table-cell office:value-type="float" office:value="53.75" calcext:value-type="float">
            <text:p>53.75</text:p>
          </table:table-cell>
          <table:table-cell office:value-type="float" office:value="0.094" calcext:value-type="float">
            <text:p>0.0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unc inv -5</text:p>
          </table:table-cell>
          <table:table-cell office:value-type="float" office:value="53.588" calcext:value-type="float">
            <text:p>53.588</text:p>
          </table:table-cell>
          <table:table-cell office:value-type="float" office:value="0.2295" calcext:value-type="float">
            <text:p>0.22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iner-100000</text:p>
          </table:table-cell>
          <table:table-cell office:value-type="float" office:value="56.047" calcext:value-type="float">
            <text:p>56.047</text:p>
          </table:table-cell>
          <table:table-cell office:value-type="float" office:value="0.6415" calcext:value-type="float">
            <text:p>0.64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 ls-100000</text:p>
          </table:table-cell>
          <table:table-cell office:value-type="float" office:value="56.07" calcext:value-type="float">
            <text:p>56.07</text:p>
          </table:table-cell>
          <table:table-cell office:value-type="float" office:value="0.677" calcext:value-type="float">
            <text:p>0.6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unc inv -2</text:p>
          </table:table-cell>
          <table:table-cell office:value-type="float" office:value="54.18" calcext:value-type="float">
            <text:p>54.18</text:p>
          </table:table-cell>
          <table:table-cell office:value-type="float" office:value="0.377" calcext:value-type="float">
            <text:p>0.3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iner-1000</text:p>
          </table:table-cell>
          <table:table-cell office:value-type="float" office:value="53.927" calcext:value-type="float">
            <text:p>53.927</text:p>
          </table:table-cell>
          <table:table-cell office:value-type="float" office:value="0.1256" calcext:value-type="float">
            <text:p>0.12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st ls-1000</text:p>
          </table:table-cell>
          <table:table-cell office:value-type="float" office:value="54.704" calcext:value-type="float">
            <text:p>54.704</text:p>
          </table:table-cell>
          <table:table-cell office:value-type="float" office:value="0.328" calcext:value-type="float">
            <text:p>0.328</text:p>
          </table:table-cell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22:43:24</meta:creation-date>
    <dc:language>en-IN</dc:language>
    <dc:date>2018-10-17T22:01:55.980083028</dc:date>
    <meta:editing-cycles>2</meta:editing-cycles>
    <meta:editing-duration>PT6M55S</meta:editing-duration>
    <meta:generator>LibreOffice/6.0.3.2$Linux_X86_64 LibreOffice_project/00m0$Build-2</meta:generator>
    <meta:document-statistic meta:table-count="1" meta:cell-count="44" meta:object-count="0"/>
  </office:meta>
</office:document-meta>
</file>